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text"/>
  <manifest:file-entry manifest:full-path="Object 1/" manifest:media-type="application/vnd.oasis.opendocument.chart"/>
  <manifest:file-entry manifest:full-path="content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6/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5/content.xml" manifest:media-type="text/xml"/>
  <manifest:file-entry manifest:full-path="Object 3/content.xml" manifest:media-type="text/xml"/>
  <manifest:file-entry manifest:full-path="Object 3/styles.xml" manifest:media-type="text/xml"/>
  <manifest:file-entry manifest:full-path="styles.xml" manifest:media-type="text/xml"/>
  <manifest:file-entry manifest:full-path="settings.xml" manifest:media-type="text/xml"/>
  <manifest:file-entry manifest:full-path="Object 1/style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1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modern" style:font-pitch="fixed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WenQuanYi Zen Hei" svg:font-family="WenQuanYi Zen Hei" style:font-family-generic="system" style:font-pitch="variable"/>
    <style:font-face style:name="DejaVu Sans" svg:font-family="DejaVu Sans" style:font-family-generic="swiss" style:font-pitch="variable"/>
    <style:font-face style:name="OpenSymbol" svg:font-family="OpenSymbol" style:font-family-generic="system"/>
    <style:font-face style:name="DejaVu Sans Mono" svg:font-family="DejaVu Sans Mono" style:font-family-generic="modern" style:font-pitch="fixed"/>
    <style:font-face style:name="WenQuanYi Zen Hei Mono" svg:font-family="WenQuanYi Zen Hei Mono" style:font-family-generic="modern" style:font-pitch="fixed"/>
    <style:font-face style:name="Liberation Mono" svg:font-family="Liberation Mono" style:font-family-generic="modern" style:font-pitch="fixed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olo1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 fo:background-color="#FFFFFF"/>
    </style:style>
    <style:style style:name="T3" style:parent-style-name="Car.predefinitoparagrafo" style:family="text">
      <style:text-properties fo:background-color="#FFFFFF"/>
    </style:style>
    <style:style style:name="T4" style:parent-style-name="Car.predefinitoparagrafo" style:family="text">
      <style:text-properties fo:background-color="#FFFFFF"/>
    </style:style>
    <style:style style:name="T5" style:parent-style-name="Car.predefinitoparagrafo" style:family="text">
      <style:text-properties fo:background-color="#FFFFFF"/>
    </style:style>
    <style:style style:name="P6" style:parent-style-name="Standard" style:family="paragraph">
      <style:paragraph-properties fo:text-align="center" fo:background-color="#FFFFFF"/>
    </style:style>
    <style:style style:name="T7" style:parent-style-name="Car.predefinitoparagrafo" style:family="text">
      <style:text-properties fo:background-color="#FFFFFF"/>
    </style:style>
    <style:style style:name="T8" style:parent-style-name="Car.predefinitoparagrafo" style:family="text">
      <style:text-properties fo:background-color="#FFFFFF"/>
    </style:style>
    <style:style style:name="T9" style:parent-style-name="Car.predefinitoparagrafo" style:family="text">
      <style:text-properties fo:background-color="#FFFFFF"/>
    </style:style>
    <style:style style:name="T10" style:parent-style-name="Car.predefinitoparagrafo" style:family="text">
      <style:text-properties fo:background-color="#FFFFFF"/>
    </style:style>
    <style:style style:name="P11" style:parent-style-name="Textbody" style:family="paragraph">
      <style:text-properties fo:color="#ED7D31"/>
    </style:style>
    <style:style style:name="P12" style:parent-style-name="Textbody" style:family="paragraph">
      <style:paragraph-properties fo:text-align="center"/>
    </style:style>
    <style:style style:name="T13" style:parent-style-name="Car.predefinitoparagrafo" style:family="text">
      <style:text-properties style:language-asian="it" style:country-asian="IT" style:language-complex="ar" style:country-complex="SA"/>
    </style:style>
    <style:style style:name="P14" style:parent-style-name="Textbody" style:family="paragraph">
      <style:paragraph-properties fo:text-align="center"/>
      <style:text-properties fo:font-style="italic" style:font-style-asian="italic" fo:font-size="10pt" style:font-size-asian="10pt" style:font-size-complex="10pt"/>
    </style:style>
    <style:style style:name="P15" style:parent-style-name="Textbody" style:family="paragraph">
      <style:paragraph-properties fo:text-align="center"/>
    </style:style>
    <style:style style:name="T16" style:parent-style-name="Car.predefinitoparagrafo" style:family="text">
      <style:text-properties style:language-asian="it" style:country-asian="IT" style:language-complex="ar" style:country-complex="SA"/>
    </style:style>
    <style:style style:name="P17" style:parent-style-name="Textbody" style:family="paragraph">
      <style:paragraph-properties fo:text-align="center"/>
      <style:text-properties fo:font-style="italic" style:font-style-asian="italic" fo:font-size="10pt" style:font-size-asian="10pt" style:font-size-complex="10pt"/>
    </style:style>
    <style:style style:name="P18" style:parent-style-name="Textbody" style:family="paragraph">
      <style:paragraph-properties fo:text-align="center"/>
    </style:style>
    <style:style style:name="T19" style:parent-style-name="Car.predefinitoparagrafo" style:family="text">
      <style:text-properties style:language-asian="it" style:country-asian="IT" style:language-complex="ar" style:country-complex="SA"/>
    </style:style>
    <style:style style:name="P20" style:parent-style-name="Textbody" style:family="paragraph">
      <style:paragraph-properties fo:text-align="center"/>
      <style:text-properties fo:font-style="italic" style:font-style-asian="italic" fo:font-size="10pt" style:font-size-asian="10pt" style:font-size-complex="10pt"/>
    </style:style>
    <style:style style:name="P21" style:parent-style-name="Textbody" style:family="paragraph">
      <style:paragraph-properties fo:text-align="start"/>
    </style:style>
    <style:style style:name="P22" style:parent-style-name="Textbody" style:family="paragraph">
      <style:paragraph-properties fo:text-align="start"/>
    </style:style>
    <style:style style:name="P23" style:parent-style-name="Textbody" style:family="paragraph">
      <style:paragraph-properties fo:text-align="center"/>
    </style:style>
    <style:style style:name="T24" style:parent-style-name="Car.predefinitoparagrafo" style:family="text">
      <style:text-properties style:language-asian="it" style:country-asian="IT" style:language-complex="ar" style:country-complex="SA"/>
    </style:style>
    <style:style style:name="P25" style:parent-style-name="Textbody" style:family="paragraph">
      <style:paragraph-properties fo:text-align="center"/>
      <style:text-properties fo:font-style="italic" style:font-style-asian="italic" fo:font-size="10pt" style:font-size-asian="10pt" style:font-size-complex="10pt"/>
    </style:style>
    <style:style style:name="P26" style:parent-style-name="Textbody" style:family="paragraph">
      <style:paragraph-properties fo:text-align="center"/>
    </style:style>
    <style:style style:name="T27" style:parent-style-name="Car.predefinitoparagrafo" style:family="text">
      <style:text-properties style:language-asian="it" style:country-asian="IT" style:language-complex="ar" style:country-complex="SA"/>
    </style:style>
    <style:style style:name="P28" style:parent-style-name="Textbody" style:family="paragraph">
      <style:paragraph-properties fo:text-align="center"/>
      <style:text-properties fo:font-style="italic" style:font-style-asian="italic" fo:font-size="10pt" style:font-size-asian="10pt" style:font-size-complex="10pt"/>
    </style:style>
    <style:style style:name="P29" style:parent-style-name="Textbody" style:family="paragraph">
      <style:text-properties fo:font-style="italic" style:font-style-asian="italic" fo:font-size="10pt" style:font-size-asian="10pt" style:font-size-complex="10pt"/>
    </style:style>
    <style:style style:name="P30" style:parent-style-name="Textbody" style:family="paragraph">
      <style:text-properties fo:font-style="italic" style:font-style-asian="italic" fo:font-size="10pt" style:font-size-asian="10pt" style:font-size-complex="10pt"/>
    </style:style>
    <style:style style:name="P31" style:parent-style-name="Textbody" style:family="paragraph">
      <style:paragraph-properties fo:text-align="center"/>
    </style:style>
    <style:style style:name="T32" style:parent-style-name="Car.predefinitoparagrafo" style:family="text">
      <style:text-properties style:language-asian="it" style:country-asian="IT" style:language-complex="ar" style:country-complex="SA"/>
    </style:style>
    <style:style style:name="P33" style:parent-style-name="Textbody" style:family="paragraph">
      <style:paragraph-properties fo:text-align="center"/>
      <style:text-properties fo:font-style="italic" style:font-style-asian="italic" fo:font-size="10pt" style:font-size-asian="10pt" style:font-size-complex="10pt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text text:use-soft-page-breaks="true">
      <text:h text:style-name="P1" text:outline-level="1">Progetto<text:s/>di High Performance Computing 2017/2018</text:h>
      <text:p text:style-name="P2"><text:span text:style-name="T3">Riccardo Marchi</text:span>, matr.<text:s/><text:span text:style-name="T4">0000</text:span><text:span text:style-name="T5">753342</text:span></text:p>
      <text:p text:style-name="P6"><text:span text:style-name="T7">30</text:span><text:span text:style-name="T8">/</text:span><text:span text:style-name="T9">08</text:span><text:span text:style-name="T10">/2018</text:span></text:p>
      <text:p text:style-name="Standard"/>
      <text:h text:style-name="Titolo2" text:outline-level="2">Introduzione</text:h>
      <text:p text:style-name="Textbody">Lo scopo del<text:s/>progetto è quello di implementare una versione avanzata dell’automa cellulare Game of Life, chiamata Larger than Life (LtL), ed utilizzare le tecniche di parallelizzazione viste a lezione per sfruttare al meglio la CPU e diminuire il tempo d’esecuzione.</text:p>
      <text:p text:style-name="Textbody">Una volta sviluppata la versione seriale della computazione,<text:s/>sono state implementate quelle parallele: per la programmazione a memoria condivisa si è fatto uso delle direttive OpenMP fornite dal compilatore gcc mentre per quella a memoria distribuita è stata utilizzata la libreria MPI.</text:p>
      <text:p text:style-name="P11"/>
      <text:h text:style-name="Titolo2" text:outline-level="2">Implementazione del modello LtL con OpenMP</text:h>
      <text:p text:style-name="Textbody">Prima di procedere alla parallelizzazione dell’implementazione a memoria condivisa, l’immagine binaria iniziale di lato N è stata posta all’interno di una matrice più grande di lunghezza (N + 2 * raggio), per far sì che si potesse aggiungere il giusto numero di ghost cell intorno alla figura<text:s/>di partenza.<text:s/>Una volta<text:s/>allocata la memoria per un’ulteriore matrice utile ad inserire il risultato della computazione, si entra<text:s/>nel ciclo che costituisce il cuore vero e proprio del programma, nel<text:s/>quale vengono eseguiti la copia delle ghost cell, il<text:s/>calcolo della nuova cella in base agli input inseriti e lo scambio dei puntatori per poter eseguire nuovamente queste azioni tante volte quanto indicato all’avvio dell’esecuzione.<text:s/>Al termine di tutte le computazioni la matrice<text:s/>principale<text:s/>viene inserita all’interno di quella originale,<text:s/>rimuovendo le ghost cell e ristabilendo le dimensioni iniziali.</text:p>
      <text:p text:style-name="Textbody">Le direttive OpenMP in grado di parallelizzare il programma sono state inserite sul<text:s/>doppio<text:s/>ciclo for per la copia delle ghost cell e su quello del calcolo del nuovo elemento. Entrambi i punti non sono soggetti ad alcun tipo di dipendenza, poiché i thread sono parallelizzati all’interno di uno stesso passo di computazione e il risultato viene posizionato all’interno di un’altra matrice. Per poter sfruttare al meglio i processori è stata usata anche la direttiva<text:s/>collapse, in modo che il carico di computazione venga distribuito in base ad entrambi i cicli annidati.</text:p>
      <text:p text:style-name="P12"><text:span text:style-name="T13"><draw:frame draw:style-name="a0" draw:name="Grafico 1" text:anchor-type="as-char" svg:x="0in" svg:y="0in" svg:width="4.20417in" svg:height="3.31597in" style:rel-width="scale" style:rel-height="scale"><draw:object xlink:href="Object 1/" xlink:type="simple" xlink:show="embed" xlink:actuate="onLoad"/><svg:title/><svg:desc/></draw:frame></text:span></text:p>
      <text:p text:style-name="P14">Figura 1: Speed-Up parallelizzazione con OpenMP</text:p>
      <text:soft-page-break/>
      <text:p text:style-name="Textbody">In Figura 1<text:s/>salta<text:s/>subito all’occhio come fino all’utilizzo di tre core l’esecuzione coincida quasi precisamente con la linea indicante lo speed-up lineare, allontanandosi di poco con l’utilizzo anche del quarto core. Si nota invece un grande salto nel passaggio<text:s/>dall’utilizzo di 4<text:s/>thread a<text:s/>5, che va<text:s/>leggermente<text:s/>peggiorando con l’aumentare dei<text:s/>processori logici.</text:p>
      <text:p text:style-name="Textbody"/>
      <text:p text:style-name="P15"><text:span text:style-name="T16"><draw:frame draw:style-name="a1" draw:name="Grafico 2" text:anchor-type="as-char" svg:x="0in" svg:y="0in" svg:width="4.10903in" svg:height="3.41944in" style:rel-width="scale" style:rel-height="scale"><draw:object xlink:href="Object 2/" xlink:type="simple" xlink:show="embed" xlink:actuate="onLoad"/><svg:title/><svg:desc/></draw:frame></text:span></text:p>
      <text:p text:style-name="P17">Figura 2:<text:s/>Scalabilità forte con OpenMP</text:p>
      <text:p text:style-name="Textbody"/>
      <text:p text:style-name="Textbody">Il calcolo della scalabilità forte, rappresentato in Figura 2,<text:s/>viene effettuato utilizzando lo stesso carico di dati in input all’aumentare dei thread impiegati nel calcolo.<text:s/>In questo grafico è ancora più evidente come si abbia un grosso calo di potenza computazionale nel passaggio dall’utilizzo di 4 core a 5: sia prima che dopo questo grande salto il livello di efficienza è più o meno lo stesso.</text:p>
      <text:p text:style-name="Textbody"/>
      <text:p text:style-name="P18"><text:span text:style-name="T19"><draw:frame draw:style-name="a2" draw:name="Grafico 3" text:anchor-type="as-char" svg:x="0in" svg:y="0in" svg:width="4.37153in" svg:height="3.54028in" style:rel-width="scale" style:rel-height="scale"><draw:object xlink:href="Object 3/" xlink:type="simple" xlink:show="embed" xlink:actuate="onLoad"/><svg:title/><svg:desc/></draw:frame></text:span></text:p>
      <text:p text:style-name="P20">Figura 3: Scalabilità debole con OpenMP</text:p>
      <text:p text:style-name="P21"/>
      <text:p text:style-name="P22">Invece per il calcolo della scalabilità debole, rappresentata in Figura 3, la quantità di dati da computare cresce proporzionalmente al numero di<text:s/>thread, mantenendo lo stesso carico per ognuno<text:s/>di essi: quindi se il lato<text:s/>dell’immagine di partenza è N e il numero di<text:s/>core<text:s/>è P, il lato sarà N * P^(1/2). In questo caso il calo di efficienza è meno<text:s/>repentino, anche se comunque molto evidente.</text:p>
      <text:h text:style-name="Titolo2" text:outline-level="2"/>
      <text:h text:style-name="Titolo2" text:outline-level="2">Implementazione del modello LtL con MPI</text:h>
      <text:p text:style-name="Textbody">Tenendo conto della difficoltà nell’implementazione di questo modello ho preferito implementare una versione che ammetta soltanto input multipli<text:s/>del numero dei<text:s/>thread.</text:p>
      <text:p text:style-name="Textbody">Il processo master è l’unico che si occupa di caricare l’immagine iniziale e di scrivere su file la matrice finale, oltre ad assegnare i relativi blocchi da computare agli altri thread.<text:s/>Ciascun<text:s/>processo<text:s/>alloca memoria per la matrice del blocco da computare, per quella in cui mettere il risultato, per le ghost cell superiori e per quelle inferiori<text:s/>(secondo il partizionamento a blocchi orizzontali); le ghost cell laterali appartengono già a quel processo, quindi si hanno migliori prestazioni non essendo<text:s/>necessaria alcuna comunicazione. Successivamente con una MPI_Scatter il master divide l’input<text:s/>su tutti i thread,<text:s/>i quali<text:s/>poi si scambiano le<text:s/>ghost cell con due MPI_Sendrecv:<text:s/>una per la zona superiore e una per quella inferiore. Qui inizia poi il ciclo che gestisce il calcolo della computazione successiva,<text:s/>l’aggiornamento<text:s/>dei puntatori per la gestione dei blocchi di memoria e lo scambio delle ghost cell per il passo successivo. Una chiamata MPI_Gather finale raggruppa tutti i blocchi<text:s/>nel master al termine della computazione.</text:p>
      <text:p text:style-name="Textbody"/>
      <text:p text:style-name="P23"><text:span text:style-name="T24"><draw:frame draw:style-name="a3" draw:name="Grafico 4" text:anchor-type="as-char" svg:x="0in" svg:y="0in" svg:width="4.20417in" svg:height="3.8in" style:rel-width="scale" style:rel-height="scale"><draw:object xlink:href="Object 4/" xlink:type="simple" xlink:show="embed" xlink:actuate="onLoad"/><svg:title/><svg:desc/></draw:frame></text:span></text:p>
      <text:p text:style-name="P25">Figura 4: Speed-up parallelizzazione con MPI</text:p>
      <text:p text:style-name="Textbody"/>
      <text:p text:style-name="Textbody">Mantenendo lo stesso carico in input all’aumentare del numero dei<text:s/>processi, in Figura 4 si può notare che lo speed-up è più o meno lo<text:s/>stesso della versione OpenMP, ad eccezione<text:s/>del fatto che il peggioramento è meno repentino e più altalenante<text:s/>quando si utilizzano più thread.</text:p>
      <text:p text:style-name="Textbody">In Figura 5 è più evidente il calo di prestazione<text:s/>che si percepisce a partire dall’utilizzo di 4<text:s/>processi,<text:s/><text:soft-page-break/>quando invece<text:s/>l’efficienza registrata<text:s/>nell’utilizzo di uno, due o tre thread<text:s/>è allineata<text:s/>intorno all’<text:s/>1,00 mentre quella<text:s/>di cinque, sei,<text:s/>sette o otto thread si aggira<text:s/>intorno allo 0,60.</text:p>
      <text:p text:style-name="Textbody">Anche aumentando il carico in input in rapporto all’aumento del numero di processi utilizzati l’efficacia rimane pressoché identica, come si può<text:s/>constatare<text:s/>in Figura 6.</text:p>
      <text:p text:style-name="P26"><text:span text:style-name="T27"><draw:frame draw:style-name="a4" draw:name="Grafico 5" text:anchor-type="as-char" svg:x="0in" svg:y="0in" svg:width="4.10903in" svg:height="3.24167in" style:rel-width="scale" style:rel-height="scale"><draw:object xlink:href="Object 5/" xlink:type="simple" xlink:show="embed" xlink:actuate="onLoad"/><svg:title/><svg:desc/></draw:frame></text:span></text:p>
      <text:p text:style-name="P28">Figura 5: Scalabilità forte con MPI</text:p>
      <text:p text:style-name="P29"/>
      <text:p text:style-name="P30"/>
      <text:p text:style-name="P31"><text:span text:style-name="T32"><draw:frame draw:style-name="a5" draw:name="Grafico 6" text:anchor-type="as-char" svg:x="0in" svg:y="0in" svg:width="4.37153in" svg:height="3.54028in" style:rel-width="scale" style:rel-height="scale"><draw:object xlink:href="Object 6/" xlink:type="simple" xlink:show="embed" xlink:actuate="onLoad"/><svg:title/><svg:desc/></draw:frame></text:span></text:p>
      <text:p text:style-name="P33">Figura 6: Scalabilità debole con MPI</text:p>
      <text:p text:style-name="Textbody"/>
      <text:p text:style-name="Textbody"/>
      <text:p text:style-name="Textbody"/>
      <text:p text:style-name="Textbody"/>
      <text:soft-page-break/>
      <text:h text:style-name="Titolo2" text:outline-level="2">Conclusioni</text:h>
      <text:p text:style-name="Textbody">Il calcolo del tempo d’esecuzione è stato effettuato sul computer personale, dotato di processore Intel Core i7, costituito da 4 processori fisici che grazie all’hyper-threading si presentano come 8 processori logici.<text:s/>È<text:s/>quindi<text:s/>importante evidenziare che il calo di efficienza repentino tra l’utilizzo di 4 e 5 thread è dovuto al fatto che i core non sono più fisici,<text:s/>bensì<text:s/>logici. Per questo motivo la perdita di performance è causata principalmente da un aspetto hardware<text:s/>piuttosto che<text:s/>software.</text:p>
      <text:p text:style-name="Textbody">Nel calcolo dei tempi per la versione MPI i file in input non erano precisamente della stessa dimensione ma potevano differire leggermente<text:s/>in seguito all’arrotondamento,<text:s/>in quanto di primaria importanza che il carico fosse multiplo del numero dei processi utilizzati.</text:p>
      <text:p text:style-name="Textbody">Dato l’elevato tasso di comunicazione tra processi<text:s/>nel modello parallelizzato con MPI,<text:s/>la versione OpenMP si è rivelata la più efficiente<text:s/>delle due.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modern" style:font-pitch="fixed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WenQuanYi Zen Hei" svg:font-family="WenQuanYi Zen Hei" style:font-family-generic="system" style:font-pitch="variable"/>
    <style:font-face style:name="DejaVu Sans" svg:font-family="DejaVu Sans" style:font-family-generic="swiss" style:font-pitch="variable"/>
    <style:font-face style:name="OpenSymbol" svg:font-family="OpenSymbol" style:font-family-generic="system"/>
    <style:font-face style:name="DejaVu Sans Mono" svg:font-family="DejaVu Sans Mono" style:font-family-generic="modern" style:font-pitch="fixed"/>
    <style:font-face style:name="WenQuanYi Zen Hei Mono" svg:font-family="WenQuanYi Zen Hei Mono" style:font-family-generic="modern" style:font-pitch="fixed"/>
    <style:font-face style:name="Liberation Mono" svg:font-family="Liberation Mono" style:font-family-generic="modern" style:font-pitch="fixed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1076in" fo:margin-bottom="0.0638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WenQuanYi Zen 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Heading" style:next-style-name="Sottotitolo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ottotitolo" style:display-name="Sottotitolo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dice" style:display-name="Codice" style:family="paragraph" style:parent-style-name="Textbody">
      <style:paragraph-properties fo:keep-with-next="always" fo:keep-together="always" fo:margin-bottom="0.0798in" fo:margin-left="0.4in">
        <style:tab-stops>
          <style:tab-stop style:type="left" style:position="0.3in"/>
          <style:tab-stop style:type="left" style:position="0.6in"/>
          <style:tab-stop style:type="left" style:position="0.9in"/>
          <style:tab-stop style:type="left" style:position="1.2in"/>
        </style:tab-stops>
      </style:paragraph-properties>
      <style:text-properties style:font-name="DejaVu Sans" style:font-name-asian="DejaVu Sans" style:font-name-complex="DejaVu Sans" fo:font-size="10.5pt" style:font-size-asian="10.5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Teletype" style:display-name="Teletype" style:family="text">
      <style:text-properties style:font-name="DejaVu Sans Mono" style:font-name-asian="Droid Sans Fallback" style:font-name-complex="Lohit Hindi" fo:font-size="10.5pt" style:font-size-asian="10.5pt"/>
    </style:style>
    <style:style style:name="NumberingSymbols" style:display-name="Numbering Symbols" style:family="text"/>
    <style:style style:name="SourceText" style:display-name="Source Text" style:family="text">
      <style:text-properties style:font-name="DejaVu Sans Mono" style:font-name-asian="WenQuanYi Zen Hei Mono" style:font-name-complex="Lohit Hindi"/>
    </style:style>
    <style:style style:name="Enfasicorsivo" style:display-name="Enfasi (corsivo)" style:family="text">
      <style:text-properties fo:font-style="italic" style:font-style-asian="italic" style:font-style-complex="italic"/>
    </style:style>
    <style:style style:name="Example" style:display-name="Example" style:family="text">
      <style:text-properties style:font-name="Liberation Mono" style:font-name-asian="Droid Sans Fallback" style:font-name-complex="Liberation Mono"/>
    </style:style>
    <style:style style:name="Intestazione" style:display-name="Intestazione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IntestazioneCarattere" style:display-name="Intestazione Carattere" style:family="text" style:parent-style-name="Car.predefinitoparagrafo">
      <style:text-properties style:font-name-complex="Mangal" style:font-size-complex="10.5pt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PièdipaginaCarattere" style:display-name="Piè di pagina Carattere" style:family="text" style:parent-style-name="Car.predefinitoparagrafo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iccardo</meta:initial-creator>
    <dc:creator>Riccardo Marchi</dc:creator>
    <meta:creation-date>2018-08-31T10:03:00Z</meta:creation-date>
    <dc:date>2018-09-01T09:44:00Z</dc:date>
    <meta:template xlink:href="Normal" xlink:type="simple"/>
    <meta:editing-cycles>42</meta:editing-cycles>
    <meta:editing-duration>PT85140S</meta:editing-duration>
    <meta:document-statistic meta:page-count="5" meta:paragraph-count="12" meta:word-count="970" meta:character-count="6489" meta:row-count="46" meta:non-whitespace-character-count="5531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dash" draw:stroke-dash="a3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38.75pt" svg:width="302.7pt" chart:style-name="Crt0">
        <chart:title chart:style-name="CT00">
          <text:p text:style-name="a0" text:class-names="" text:cond-style-name="">Speedup</text:p>
        </chart:title>
        <chart:legend svg:x="169.2908661417323pt" svg:y="155.5869291338583pt" chart:style-name="Lgnd"/>
        <chart:plot-area svg:x="19.17204724409449pt" svg:y="25.02622047244094pt" svg:width="267.3281889763779pt" svg:height="196.3154330708661pt"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Speedup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. of cores (p)</text:p>
            </chart:title>
            <chart:categories table:cell-range-address="local-table.$A$2:.$A$9"/>
          </chart:axis>
          <chart:series chart:label-cell-address="local-table.$B$1" chart:values-cell-range-address="local-table.$B$2:.$B$9" chart:class="chart:line" chart:attached-axis="primary-y" chart:style-name="G0S0">
            <chart:data-point chart:repeated="8"/>
          </chart:series>
          <chart:series chart:label-cell-address="local-table.$C$1" chart:values-cell-range-address="local-table.$C$2:.$C$9" chart:class="chart:line" chart:attached-axis="primary-y" chart:style-name="G0S1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</text:p>
              </table:table-cell>
              <table:table-cell office:value-type="string">
                <text:p>Speedup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2.032876712328767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2.9328063241106719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3.5165876777251186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2.9444444444444442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3.3574660633484164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3.8848167539267013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4.3905325443786989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3" draw:style="rect" draw:dots1="1" draw:dots1-length="0.06205in" draw:distance="0.06205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46.2pt" svg:width="295.85pt" chart:style-name="Crt0">
        <chart:title chart:style-name="CT00">
          <text:p text:style-name="a0" text:class-names="" text:cond-style-name="">Strong scaling efficiency</text:p>
        </chart:title>
        <chart:legend svg:x="202.316377952756pt" svg:y="179.5776377952756pt" chart:style-name="Lgnd"/>
        <chart:plot-area svg:x="23.70322834645669pt" svg:y="29.50417322834646pt" svg:width="267.1097637795275pt" svg:height="197.8555118110236pt"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Efficienc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. of cores (p)</text:p>
            </chart:title>
            <chart:categories table:cell-range-address="local-table.$A$2:.$A$9"/>
          </chart:axis>
          <chart:series chart:label-cell-address="local-table.$B$1" chart:values-cell-range-address="local-table.$B$2:.$B$9" chart:class="chart:line" chart:attached-axis="primary-y" chart:style-name="G0S0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trong scaling efficiency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</table:table-row>
          <table:table-row>
            <table:table-cell office:value-type="string">
              <text:p>2</text:p>
            </table:table-cell>
            <table:table-cell office:value-type="float" office:value="1.0164383561643835"/>
          </table:table-row>
          <table:table-row>
            <table:table-cell office:value-type="string">
              <text:p>3</text:p>
            </table:table-cell>
            <table:table-cell office:value-type="float" office:value="0.97760210803689063"/>
          </table:table-row>
          <table:table-row>
            <table:table-cell office:value-type="string">
              <text:p>4</text:p>
            </table:table-cell>
            <table:table-cell office:value-type="float" office:value="0.87914691943127965"/>
          </table:table-row>
          <table:table-row>
            <table:table-cell office:value-type="string">
              <text:p>5</text:p>
            </table:table-cell>
            <table:table-cell office:value-type="float" office:value="0.5888888888888888"/>
          </table:table-row>
          <table:table-row>
            <table:table-cell office:value-type="string">
              <text:p>6</text:p>
            </table:table-cell>
            <table:table-cell office:value-type="float" office:value="0.55957767722473606"/>
          </table:table-row>
          <table:table-row>
            <table:table-cell office:value-type="string">
              <text:p>7</text:p>
            </table:table-cell>
            <table:table-cell office:value-type="float" office:value="0.55497382198952872"/>
          </table:table-row>
          <table:table-row>
            <table:table-cell office:value-type="string">
              <text:p>8</text:p>
            </table:table-cell>
            <table:table-cell office:value-type="float" office:value="0.54881656804733736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4.9pt" svg:width="314.75pt" chart:style-name="Crt0">
        <chart:title chart:style-name="CT00">
          <text:p text:style-name="a0" text:class-names="" text:cond-style-name="">Weak scaling efficiency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Efficienc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. of cores (p)</text:p>
            </chart:title>
            <chart:categories table:cell-range-address="local-table.$A$2:.$A$9"/>
          </chart:axis>
          <chart:series chart:label-cell-address="local-table.$B$1" chart:values-cell-range-address="local-table.$B$2:.$B$9" chart:class="chart:line" chart:attached-axis="primary-y" chart:style-name="G0S0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Weak scaling efficiency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</table:table-row>
          <table:table-row>
            <table:table-cell office:value-type="string">
              <text:p>2</text:p>
            </table:table-cell>
            <table:table-cell office:value-type="float" office:value="1.0026990553306345"/>
          </table:table-row>
          <table:table-row>
            <table:table-cell office:value-type="string">
              <text:p>3</text:p>
            </table:table-cell>
            <table:table-cell office:value-type="float" office:value="0.96243523316062185"/>
          </table:table-row>
          <table:table-row>
            <table:table-cell office:value-type="string">
              <text:p>4</text:p>
            </table:table-cell>
            <table:table-cell office:value-type="float" office:value="0.84914285714285731"/>
          </table:table-row>
          <table:table-row>
            <table:table-cell office:value-type="string">
              <text:p>5</text:p>
            </table:table-cell>
            <table:table-cell office:value-type="float" office:value="0.61506622516556297"/>
          </table:table-row>
          <table:table-row>
            <table:table-cell office:value-type="string">
              <text:p>6</text:p>
            </table:table-cell>
            <table:table-cell office:value-type="float" office:value="0.58968253968253981"/>
          </table:table-row>
          <table:table-row>
            <table:table-cell office:value-type="string">
              <text:p>7</text:p>
            </table:table-cell>
            <table:table-cell office:value-type="float" office:value="0.56373292867981795"/>
          </table:table-row>
          <table:table-row>
            <table:table-cell office:value-type="string">
              <text:p>8</text:p>
            </table:table-cell>
            <table:table-cell office:value-type="float" office:value="0.56160241874527594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dash" draw:stroke-dash="a3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73.6pt" svg:width="302.7pt" chart:style-name="Crt0">
        <chart:title chart:style-name="CT00">
          <text:p text:style-name="a0" text:class-names="" text:cond-style-name="">Speedup</text:p>
        </chart:title>
        <chart:legend svg:x="212.2909448818898pt" svg:y="172.2977165354331pt" chart:style-name="Lgnd"/>
        <chart:plot-area svg:x="21.17196850393701pt" svg:y="27.92275590551181pt" svg:width="267.3283464566929pt" svg:height="223.5369291338583pt"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Speedup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. of cores (p)</text:p>
            </chart:title>
            <chart:categories table:cell-range-address="local-table.$A$2:.$A$9"/>
          </chart:axis>
          <chart:series chart:label-cell-address="local-table.$B$1" chart:values-cell-range-address="local-table.$B$2:.$B$9" chart:class="chart:line" chart:attached-axis="primary-y" chart:style-name="G0S0">
            <chart:data-point chart:repeated="8"/>
          </chart:series>
          <chart:series chart:label-cell-address="local-table.$C$1" chart:values-cell-range-address="local-table.$C$2:.$C$9" chart:class="chart:line" chart:attached-axis="primary-y" chart:style-name="G0S1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</text:p>
              </table:table-cell>
              <table:table-cell office:value-type="string">
                <text:p>Speedup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1.9928186714542186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2.9599999999999995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3.2840236686390525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2.9838709677419351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3.4153846153846148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4.2857142857142847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4.9775784753363226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3" draw:style="rect" draw:dots1="1" draw:dots1-length="0.06205in" draw:distance="0.06205in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33.4pt" svg:width="295.85pt" chart:style-name="Crt0">
        <chart:title chart:style-name="CT00">
          <text:p text:style-name="a0" text:class-names="" text:cond-style-name="">Strong scaling efficiency</text:p>
        </chart:title>
        <chart:legend svg:x="202.3162992125984pt" svg:y="170.2412598425197pt" chart:style-name="Lgnd"/>
        <chart:plot-area svg:x="22.70322834645669pt" svg:y="31.17818897637795pt" svg:width="267.10968503937pt" svg:height="187.5689763779528pt"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Efficienc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. of cores (p)</text:p>
            </chart:title>
            <chart:categories table:cell-range-address="local-table.$A$2:.$A$9"/>
          </chart:axis>
          <chart:series chart:label-cell-address="local-table.$B$1" chart:values-cell-range-address="local-table.$B$2:.$B$9" chart:class="chart:line" chart:attached-axis="primary-y" chart:style-name="G0S0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trong scaling efficiency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</table:table-row>
          <table:table-row>
            <table:table-cell office:value-type="string">
              <text:p>2</text:p>
            </table:table-cell>
            <table:table-cell office:value-type="float" office:value="0.99640933572710932"/>
          </table:table-row>
          <table:table-row>
            <table:table-cell office:value-type="string">
              <text:p>3</text:p>
            </table:table-cell>
            <table:table-cell office:value-type="float" office:value="0.98666666666666647"/>
          </table:table-row>
          <table:table-row>
            <table:table-cell office:value-type="string">
              <text:p>4</text:p>
            </table:table-cell>
            <table:table-cell office:value-type="float" office:value="0.82100591715976312"/>
          </table:table-row>
          <table:table-row>
            <table:table-cell office:value-type="string">
              <text:p>5</text:p>
            </table:table-cell>
            <table:table-cell office:value-type="float" office:value="0.59677419354838701"/>
          </table:table-row>
          <table:table-row>
            <table:table-cell office:value-type="string">
              <text:p>6</text:p>
            </table:table-cell>
            <table:table-cell office:value-type="float" office:value="0.5692307692307691"/>
          </table:table-row>
          <table:table-row>
            <table:table-cell office:value-type="string">
              <text:p>7</text:p>
            </table:table-cell>
            <table:table-cell office:value-type="float" office:value="0.61224489795918358"/>
          </table:table-row>
          <table:table-row>
            <table:table-cell office:value-type="string">
              <text:p>8</text:p>
            </table:table-cell>
            <table:table-cell office:value-type="float" office:value="0.62219730941704032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4.9pt" svg:width="314.75pt" chart:style-name="Crt0">
        <chart:title chart:style-name="CT00">
          <text:p text:style-name="a0" text:class-names="" text:cond-style-name="">Weak scaling efficiency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Efficienc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. of cores (p)</text:p>
            </chart:title>
            <chart:categories table:cell-range-address="local-table.$A$2:.$A$9"/>
          </chart:axis>
          <chart:series chart:label-cell-address="local-table.$B$1" chart:values-cell-range-address="local-table.$B$2:.$B$9" chart:class="chart:line" chart:attached-axis="primary-y" chart:style-name="G0S0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Weak scaling efficiency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</table:table-row>
          <table:table-row>
            <table:table-cell office:value-type="string">
              <text:p>2</text:p>
            </table:table-cell>
            <table:table-cell office:value-type="float" office:value="1.010762331838565"/>
          </table:table-row>
          <table:table-row>
            <table:table-cell office:value-type="string">
              <text:p>3</text:p>
            </table:table-cell>
            <table:table-cell office:value-type="float" office:value="0.98513986013986021"/>
          </table:table-row>
          <table:table-row>
            <table:table-cell office:value-type="string">
              <text:p>4</text:p>
            </table:table-cell>
            <table:table-cell office:value-type="float" office:value="0.81548480463096951"/>
          </table:table-row>
          <table:table-row>
            <table:table-cell office:value-type="string">
              <text:p>5</text:p>
            </table:table-cell>
            <table:table-cell office:value-type="float" office:value="0.61957119296316654"/>
          </table:table-row>
          <table:table-row>
            <table:table-cell office:value-type="string">
              <text:p>6</text:p>
            </table:table-cell>
            <table:table-cell office:value-type="float" office:value="0.60042621204049018"/>
          </table:table-row>
          <table:table-row>
            <table:table-cell office:value-type="string">
              <text:p>7</text:p>
            </table:table-cell>
            <table:table-cell office:value-type="float" office:value="0.58851174934725858"/>
          </table:table-row>
          <table:table-row>
            <table:table-cell office:value-type="string">
              <text:p>8</text:p>
            </table:table-cell>
            <table:table-cell office:value-type="float" office:value="0.59284587059442395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